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64.49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7.5pt" fo:break-before="auto" style:use-optimal-row-height="true"/>
    </style:style>
    <style:style style:name="ro5" style:family="table-row">
      <style:table-row-properties style:row-height="95.5pt" fo:break-before="auto" style:use-optimal-row-height="true"/>
    </style:style>
    <style:style style:name="ro6" style:family="table-row">
      <style:table-row-properties style:row-height="33pt" fo:break-before="auto" style:use-optimal-row-height="true"/>
    </style:style>
    <style:style style:name="ro7" style:family="table-row">
      <style:table-row-properties style:row-height="111.74pt" fo:break-before="auto" style:use-optimal-row-height="true"/>
    </style:style>
    <style:style style:name="ro8" style:family="table-row">
      <style:table-row-properties style:row-height="80.25pt" fo:break-before="auto" style:use-optimal-row-height="true"/>
    </style:style>
    <style:style style:name="ro9" style:family="table-row">
      <style:table-row-properties style:row-height="64.15pt" fo:break-before="auto" style:use-optimal-row-height="true"/>
    </style:style>
    <style:style style:name="ro10" style:family="table-row">
      <style:table-row-properties style:row-height="96.01pt" fo:break-before="auto" style:use-optimal-row-height="true"/>
    </style:style>
    <style:style style:name="ro11" style:family="table-row">
      <style:table-row-properties style:row-height="48.5pt" fo:break-before="auto" style:use-optimal-row-height="true"/>
    </style:style>
    <style:style style:name="ro12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be in a dilemma</text:p>
          </table:table-cell>
          <table:table-cell/>
          <table:table-cell office:value-type="string" calcext:value-type="string">
            <text:p>Иметь делемму</text:p>
            <text:p>I’m in a dilemma about this job off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 in a fix</text:p>
          </table:table-cell>
          <table:table-cell/>
          <table:table-cell office:value-type="string" calcext:value-type="string">
            <text:p>have a serious problem</text:p>
            <text:p>We’re going to be in a real fix if we miss that bu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 in a tight corner / spot</text:p>
          </table:table-cell>
          <table:table-cell/>
          <table:table-cell office:value-type="string" calcext:value-type="string">
            <text:p> in a difficult situation</text:p>
            <text:p>He’s a good man to have around if ever you’re in a tight corner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uddle</text:p>
          </table:table-cell>
          <table:table-cell office:value-type="string" calcext:value-type="string">
            <text:p>ˈmʌdl</text:p>
          </table:table-cell>
          <table:table-cell office:value-type="string" calcext:value-type="string">
            <text:p>путаница, неразбериха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e in a muddle</text:p>
          </table:table-cell>
          <table:table-cell/>
          <table:table-cell office:value-type="string" calcext:value-type="string">
            <text:p>1) be confused</text:p>
            <text:p>I’m in such a muddle, I’d completely forgotten you were coming today.</text:p>
            <text:p>2) be untidy / disorganized</text:p>
            <text:p>I’m in such a muddle, I’d completely forgotten you were coming today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ix up</text:p>
          </table:table-cell>
          <table:table-cell/>
          <table:table-cell office:value-type="string" calcext:value-type="string">
            <text:p>1) спутать</text:p>
            <text:p>I always mix him up with his brother. They look so much alike.</text:p>
            <text:p>2) спутанный</text:p>
            <text:p>My papers got all mixed up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 mixed up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ildly</text:p>
          </table:table-cell>
          <table:table-cell/>
          <table:table-cell office:value-type="string" calcext:value-type="string">
            <text:p>slightly</text:p>
            <text:p>I felt mildly depressed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intense</text:p>
          </table:table-cell>
          <table:table-cell/>
          <table:table-cell office:value-type="string" calcext:value-type="string">
            <text:p>1) strong</text:p>
            <text:p>Young people today are under intense pressure to succeed.</text:p>
            <text:p>2) serious activity</text:p>
            <text:p>At least 3,000 people were killed in a week of intense 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rupt</text:p>
          </table:table-cell>
          <table:table-cell office:value-type="string" calcext:value-type="string">
            <text:p>dɪsˈrʌpt</text:p>
          </table:table-cell>
          <table:table-cell office:value-type="string" calcext:value-type="string">
            <text:p>Подорвать / срывать</text:p>
            <text:p>Climate change could disrupt the agricultural econom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ruption</text:p>
          </table:table-cell>
          <table:table-cell/>
          <table:table-cell office:value-type="string" calcext:value-type="string">
            <text:p>нарушение (обычной работы)</text:p>
            <text:p>There will be some <text:span text:style-name="T1">disruption to</text:span> traffic while the work is in progress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llapse n</text:p>
          </table:table-cell>
          <table:table-cell office:value-type="string" calcext:value-type="string">
            <text:p>kəˈlæps</text:p>
          </table:table-cell>
          <table:table-cell office:value-type="string" calcext:value-type="string">
            <text:p>1) failure can’t continue</text:p>
            <text:p>His business was in danger of collapse.</text:p>
            <text:p>2) fall down</text:p>
            <text:p>the collapse of an apartment building during the earthquake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llapse verb</text:p>
          </table:table-cell>
          <table:table-cell/>
          <table:table-cell office:value-type="string" calcext:value-type="string">
            <text:p>рухнуть (здание, переговоры)</text:p>
            <text:p>There were fears that property prices would collapse.</text:p>
            <text:p>Uncle Ted’s chair collapsed under his weight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deprive verb</text:p>
          </table:table-cell>
          <table:table-cell office:value-type="string" calcext:value-type="string">
            <text:p>dɪˈpraɪv</text:p>
          </table:table-cell>
          <table:table-cell office:value-type="string" calcext:value-type="string">
            <text:p>Лишать чего-то нужного</text:p>
            <text:p>A lot of these children have been deprived of a normal home lif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rivation</text:p>
          </table:table-cell>
          <table:table-cell/>
          <table:table-cell office:value-type="string" calcext:value-type="string">
            <text:p>Lack of something need</text:p>
            <text:p>Sleep deprivation can result in mental disorder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ritant</text:p>
          </table:table-cell>
          <table:table-cell office:value-type="string" calcext:value-type="string">
            <text:p>ˈɪrɪtənt</text:p>
          </table:table-cell>
          <table:table-cell office:value-type="string" calcext:value-type="string">
            <text:p>раздрожитель</text:p>
            <text:p>Low-flying aircraft are a constant irritant in this area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artbreak</text:p>
          </table:table-cell>
          <table:table-cell/>
          <table:table-cell office:value-type="string" calcext:value-type="string">
            <text:p>большое горе</text:p>
            <text:p>I still remember the heartbreak of watching my dad suffer from lung canc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ke a back seat</text:p>
          </table:table-cell>
          <table:table-cell/>
          <table:table-cell office:value-type="string" calcext:value-type="string">
            <text:p>отойти на задний план</text:p>
            <text:p>Finally, Bryant decided to take a back seat and let his son run the compan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ke the bull by the horns</text:p>
          </table:table-cell>
          <table:table-cell/>
          <table:table-cell office:value-type="string" calcext:value-type="string">
            <text:p>Взять быка за рога</text:p>
            <text:p>Nora decided to take the bull by the horns and organize things for herself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 stir things / trouble up</text:p>
          </table:table-cell>
          <table:table-cell/>
          <table:table-cell office:value-type="string" calcext:value-type="string">
            <text:p>накалить атмосферу / вызвать проблемы</text:p>
            <text:p>Dave’s just trying to stir things up because he’s jealous.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to pour oil on troubled waters</text:p>
          </table:table-cell>
          <table:table-cell/>
          <table:table-cell office:value-type="string" calcext:value-type="string">
            <text:p>troubled waters – мутная ситуация</text:p>
            <text:p>We don’t want to enter the troubled waters of race and religion.</text:p>
            <text:p>Успокоить ситуаци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’t face</text:p>
          </table:table-cell>
          <table:table-cell/>
          <table:table-cell office:value-type="string" calcext:value-type="string">
            <text:p>не могу вынести</text:p>
            <text:p>I can’t face the thought of going into town when it’s this ho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our act together</text:p>
          </table:table-cell>
          <table:table-cell/>
          <table:table-cell office:value-type="string" calcext:value-type="string">
            <text:p>become more organized</text:p>
            <text:p>You need to get your act together if you’re going to find the right house to buy.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get to the bottom of something</text:p>
          </table:table-cell>
          <table:table-cell/>
          <table:table-cell office:value-type="string" calcext:value-type="string">
            <text:p>докопаться до сути</text:p>
            <text:p>They can get to the bottom of a case for m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someone to sit up and take notice</text:p>
          </table:table-cell>
          <table:table-cell/>
          <table:table-cell office:value-type="string" calcext:value-type="string">
            <text:p>make someone pay attention</text:p>
            <text:p>If Maria succeeded, then everyone would sit up and take noti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sp</text:p>
          </table:table-cell>
          <table:table-cell/>
          <table:table-cell office:value-type="string" calcext:value-type="string">
            <text:p>completely understand</text:p>
            <text:p>At that time, we did not fully grasp the significance of what had happen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 a grasp</text:p>
          </table:table-cell>
          <table:table-cell/>
          <table:table-cell office:value-type="string" calcext:value-type="string">
            <text:p>understand</text:p>
            <text:p>I’m trying to get a grasp of what’s happening; it’s not easy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he tide has turned</text:p>
          </table:table-cell>
          <table:table-cell/>
          <table:table-cell office:value-type="string" calcext:value-type="string">
            <text:p>(поток) </text:p>
            <text:p>Ситуация поменялась</text:p>
            <text:p>With the tide of public opinion against him, the president may lose.</text:p>
            <text:p>The tide of battle turned against the Mexican army.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ee the light at <text:s/>the end of the tunn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ad end </text:p>
          </table:table-cell>
          <table:table-cell/>
          <table:table-cell office:value-type="string" calcext:value-type="string">
            <text:p>тупик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come to / reach a dead end</text:p>
          </table:table-cell>
          <table:table-cell/>
          <table:table-cell office:value-type="string" calcext:value-type="string">
            <text:p>The negotiations have reached a dead en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ch a turning point</text:p>
          </table:table-cell>
          <table:table-cell/>
          <table:table-cell office:value-type="string" calcext:value-type="string">
            <text:p>поворотный момент</text:p>
            <text:p>Meeting her was the turning point in my life.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bury the hatchet</text:p>
          </table:table-cell>
          <table:table-cell/>
          <table:table-cell office:value-type="string" calcext:value-type="string">
            <text:p>зарыть топор войны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weep under the carpet</text:p>
          </table:table-cell>
          <table:table-cell/>
          <table:table-cell office:value-type="string" calcext:value-type="string">
            <text:p>Скрыть что-то болезненное</text:p>
            <text:p>Refuse to sweep difficulties under the carpet but sort things out even when it is painfu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king in adj </text:p>
          </table:table-cell>
          <table:table-cell/>
          <table:table-cell office:value-type="string" calcext:value-type="string">
            <text:p>недостающий</text:p>
            <text:p>She seems to be entirely lacking in intelligence.</text:p>
          </table:table-cell>
          <table:table-cell table:number-columns-repeated="1021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23:44:10.771056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32M2S</meta:editing-duration>
    <meta:editing-cycles>9</meta:editing-cycles>
    <meta:generator>LibreOffice/6.0.7.3$Linux_X86_64 LibreOffice_project/00m0$Build-3</meta:generator>
    <dc:date>2021-12-08T00:39:46.483449650</dc:date>
    <meta:document-statistic meta:table-count="1" meta:cell-count="74" meta:object-count="0"/>
    <meta:template xlink:type="simple" xlink:actuate="onRequest" xlink:title="vocabularyUnit" xlink:href="../../../../Templates/vocabularyUnit.ots" meta:date="2021-07-23T23:09:37.744245147"/>
  </office:meta>
</office:document-meta>
</file>